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f9e0" officeooo:paragraph-rsid="001ff9e0"/>
    </style:style>
    <style:style style:name="P2" style:family="paragraph" style:parent-style-name="Standard">
      <style:text-properties officeooo:rsid="002031dd" officeooo:paragraph-rsid="002031dd"/>
    </style:style>
    <style:style style:name="P3" style:family="paragraph" style:parent-style-name="Standard">
      <style:text-properties officeooo:rsid="0020c585" officeooo:paragraph-rsid="0020c585"/>
    </style:style>
    <style:style style:name="P4" style:family="paragraph" style:parent-style-name="Standard">
      <style:text-properties officeooo:rsid="002233cc" officeooo:paragraph-rsid="0024031d"/>
    </style:style>
    <style:style style:name="P5" style:family="paragraph" style:parent-style-name="Standard">
      <style:text-properties officeooo:rsid="002233cc" officeooo:paragraph-rsid="00247058"/>
    </style:style>
    <style:style style:name="P6" style:family="paragraph" style:parent-style-name="Standard">
      <style:text-properties officeooo:rsid="002233cc" officeooo:paragraph-rsid="002640e1"/>
    </style:style>
    <style:style style:name="P7" style:family="paragraph" style:parent-style-name="Standard">
      <style:text-properties officeooo:rsid="002233cc" officeooo:paragraph-rsid="003328c5"/>
    </style:style>
    <style:style style:name="P8" style:family="paragraph" style:parent-style-name="Standard">
      <style:text-properties officeooo:rsid="002233cc" officeooo:paragraph-rsid="0035ea4b"/>
    </style:style>
    <style:style style:name="P9" style:family="paragraph" style:parent-style-name="Standard">
      <style:text-properties officeooo:rsid="002d47db" officeooo:paragraph-rsid="002d47db"/>
    </style:style>
    <style:style style:name="P10" style:family="paragraph" style:parent-style-name="Standard">
      <style:text-properties officeooo:rsid="0024031d" officeooo:paragraph-rsid="0024031d"/>
    </style:style>
    <style:style style:name="P11" style:family="paragraph" style:parent-style-name="Standard">
      <style:text-properties officeooo:rsid="002233cc" officeooo:paragraph-rsid="0035ea4b"/>
    </style:style>
    <style:style style:name="P12" style:family="paragraph" style:parent-style-name="Standard">
      <style:text-properties officeooo:rsid="00373b12" officeooo:paragraph-rsid="00373b12"/>
    </style:style>
    <style:style style:name="P13" style:family="paragraph" style:parent-style-name="Standard">
      <style:text-properties officeooo:rsid="0038b0ec" officeooo:paragraph-rsid="0038b0ec"/>
    </style:style>
    <style:style style:name="P14" style:family="paragraph" style:parent-style-name="Standard">
      <style:text-properties officeooo:paragraph-rsid="0039540d"/>
    </style:style>
    <style:style style:name="P15" style:family="paragraph" style:parent-style-name="Standard">
      <style:text-properties officeooo:rsid="003c6091" officeooo:paragraph-rsid="003c6091"/>
    </style:style>
    <style:style style:name="P16" style:family="paragraph" style:parent-style-name="Standard">
      <style:text-properties officeooo:rsid="003d2ae4" officeooo:paragraph-rsid="003d2ae4"/>
    </style:style>
    <style:style style:name="T1" style:family="text">
      <style:text-properties officeooo:rsid="0020c585"/>
    </style:style>
    <style:style style:name="T2" style:family="text">
      <style:text-properties officeooo:rsid="002113bf"/>
    </style:style>
    <style:style style:name="T3" style:family="text">
      <style:text-properties officeooo:rsid="00218d58"/>
    </style:style>
    <style:style style:name="T4" style:family="text">
      <style:text-properties officeooo:rsid="002233cc"/>
    </style:style>
    <style:style style:name="T5" style:family="text">
      <style:text-properties officeooo:rsid="0024031d"/>
    </style:style>
    <style:style style:name="T6" style:family="text">
      <style:text-properties officeooo:rsid="00247058"/>
    </style:style>
    <style:style style:name="T7" style:family="text">
      <style:text-properties officeooo:rsid="00255001"/>
    </style:style>
    <style:style style:name="T8" style:family="text">
      <style:text-properties officeooo:rsid="002640e1"/>
    </style:style>
    <style:style style:name="T9" style:family="text">
      <style:text-properties officeooo:rsid="0027e482"/>
    </style:style>
    <style:style style:name="T10" style:family="text">
      <style:text-properties officeooo:rsid="002908c7"/>
    </style:style>
    <style:style style:name="T11" style:family="text">
      <style:text-properties officeooo:rsid="0029a697"/>
    </style:style>
    <style:style style:name="T12" style:family="text">
      <style:text-properties officeooo:rsid="002a6a75"/>
    </style:style>
    <style:style style:name="T13" style:family="text">
      <style:text-properties officeooo:rsid="002ad280"/>
    </style:style>
    <style:style style:name="T14" style:family="text">
      <style:text-properties officeooo:rsid="002be0d5"/>
    </style:style>
    <style:style style:name="T15" style:family="text">
      <style:text-properties officeooo:rsid="002d47db"/>
    </style:style>
    <style:style style:name="T16" style:family="text">
      <style:text-properties officeooo:rsid="002fff45"/>
    </style:style>
    <style:style style:name="T17" style:family="text">
      <style:text-properties officeooo:rsid="0031d577"/>
    </style:style>
    <style:style style:name="T18" style:family="text">
      <style:text-properties officeooo:rsid="00330f06"/>
    </style:style>
    <style:style style:name="T19" style:family="text">
      <style:text-properties officeooo:rsid="00342c7a"/>
    </style:style>
    <style:style style:name="T20" style:family="text">
      <style:text-properties officeooo:rsid="0035ddaa"/>
    </style:style>
    <style:style style:name="T21" style:family="text">
      <style:text-properties officeooo:rsid="0036aae8"/>
    </style:style>
    <style:style style:name="T22" style:family="text">
      <style:text-properties officeooo:rsid="00373b12"/>
    </style:style>
    <style:style style:name="T23" style:family="text">
      <style:text-properties officeooo:rsid="0038b0ec"/>
    </style:style>
    <style:style style:name="T24" style:family="text">
      <style:text-properties officeooo:rsid="0039540d"/>
    </style:style>
    <style:style style:name="T25" style:family="text">
      <style:text-properties officeooo:rsid="003a8af9"/>
    </style:style>
    <style:style style:name="T26" style:family="text">
      <style:text-properties officeooo:rsid="003aef53"/>
    </style:style>
    <style:style style:name="T27" style:family="text">
      <style:text-properties officeooo:rsid="003d2ae4"/>
    </style:style>
    <style:style style:name="T28" style:family="text">
      <style:text-properties officeooo:rsid="003d75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dem para Versionamento via terminal</text:p>
      <text:p text:style-name="P1">1 criar pasta</text:p>
      <text:p text:style-name="P1">2 Colocar outra pasta ou arquivos</text:p>
      <text:p text:style-name="P1">3 acessar essa pasta e dar um comando git init nessa pasta</text:p>
      <text:p text:style-name="P1">usar ls -a para ver se foi criando a pasta .git.</text:p>
      <text:p text:style-name="P2">Esse comando inicia o git no repositório</text:p>
      <text:p text:style-name="P2">4 <text:s/>git add * <text:s/>, para adiciona o arquivo ou projeto <text:span text:style-name="T1">a</text:span>o versionamento local <text:span text:style-name="T1">do git</text:span></text:p>
      <text:p text:style-name="P2"/>
      <text:p text:style-name="P3">5 git commit -m “mensagem qualquer”, ele <text:span text:style-name="T2">cria o arquivo já versionado e encriptado cha1 no </text:span><text:span text:style-name="T3">repositório local da máquina, </text:span><text:span text:style-name="T4">e deixa pronto para empurrar para o repositório </text:span><text:span text:style-name="T7">remoto</text:span><text:span text:style-name="T4">.</text:span></text:p>
      <text:p text:style-name="P3"/>
      <text:p text:style-name="P4">* git status</text:p>
      <text:p text:style-name="P4"/>
      <text:p text:style-name="P10">Passo a passo do ciclo de vida de Git</text:p>
      <text:p text:style-name="P4"/>
      <text:p text:style-name="P7"><text:span text:style-name="T5">Quando damos </text:span><text:span text:style-name="T18">o comando</text:span><text:span text:style-name="T5"> git init em alguma pasta que vai ser a master, </text:span><text:span text:style-name="T15">atraves do git init</text:span><text:span text:style-name="T5"> ele cria as dependência</text:span><text:span text:style-name="T15">s</text:span><text:span text:style-name="T5"> do git, mas arquivos dentro dessa pasta o git não consegue reconhecer estão Untracked.</text:span></text:p>
      <text:p text:style-name="P5"/>
      <text:p text:style-name="P9">Para isso precisamos dar o git add * para esse arquivos para Tracked, ou seja reconhecíveis para o git. <text:s/><text:span text:style-name="T6">Quando damos </text:span><text:span text:style-name="T18">o comando</text:span><text:span text:style-name="T6"> git add * na pasta ele coloca arquivos em </text:span><text:span text:style-name="T8">um</text:span><text:span text:style-name="T6"> estagio que o git </text:span><text:span text:style-name="T8">consegue</text:span><text:span text:style-name="T6"> reconhece-</text:span><text:span text:style-name="T16">los</text:span><text:span text:style-name="T6">, Tracked.</text:span><text:span text:style-name="T17">E</text:span><text:span text:style-name="T9">sses arquivos </text:span><text:span text:style-name="T17">possuem dois</text:span><text:span text:style-name="T9"> estados: Não modificado, Modificado.</text:span></text:p>
      <text:p text:style-name="P6"/>
      <text:p text:style-name="P8"><text:span text:style-name="T8">Quando damos </text:span><text:span text:style-name="T18">o comando</text:span><text:span text:style-name="T8"> git commit -m </text:span><text:span text:style-name="T19">ele</text:span><text:span text:style-name="T8"> </text:span><text:span text:style-name="T10">move todos os arquivo</text:span><text:span text:style-name="T19">s</text:span><text:span text:style-name="T10"> </text:span><text:span text:style-name="T20">para o</text:span><text:span text:style-name="T10"> ambiente Stage e </text:span><text:span text:style-name="T20">tambem ao mesmo tempo </text:span><text:span text:style-name="T10">coloca arquivos com estado modificado para Não modificado </text:span><text:span text:style-name="T13">e ainda tira uma “foto” do </text:span><text:span text:style-name="T20">estado do </text:span><text:span text:style-name="T13"><text:s/></text:span><text:span text:style-name="T14">código </text:span><text:span text:style-name="T20">e incripta tudo através do cha1</text:span><text:span text:style-name="T13"> </text:span><text:span text:style-name="T10">. Deixando tudo pronto </text:span><text:span text:style-name="T11">no seu repositório local</text:span><text:span text:style-name="T10"> para </text:span><text:span text:style-name="T20">ser</text:span><text:span text:style-name="T10"> empurra</text:span><text:span text:style-name="T20">do</text:span><text:span text:style-name="T10"> para </text:span><text:span text:style-name="T11">um</text:span><text:span text:style-name="T10"> repositório remoto, </text:span><text:span text:style-name="T12">github como exemplo.</text:span></text:p>
      <text:p text:style-name="P8"/>
      <text:p text:style-name="P14"><text:span text:style-name="T21">Empurrando o respositório local para o </text:span><text:span text:style-name="T10">repositório remoto </text:span><text:span text:style-name="T12">github.</text:span></text:p>
      <text:p text:style-name="P14"><text:span text:style-name="T24">1</text:span><text:span text:style-name="T12"> </text:span><text:span text:style-name="T22">Primeiro precisamos adicionar a origem do repositório que queremos empurrar </text:span><text:span text:style-name="T24">noss</text:span><text:span text:style-name="T22">o versionamento local </text:span><text:span text:style-name="T24">para o remoto </text:span><text:span text:style-name="T25">no caso </text:span><text:span text:style-name="T26">o</text:span><text:span text:style-name="T25"> Github</text:span><text:span text:style-name="T22">. </text:span></text:p>
      <text:p text:style-name="P12">Como o <text:s/>comando git remote add <text:s/><text:span text:style-name="T23">origin </text:span><text:a xlink:type="simple" xlink:href="https://github.com/Ruan-codeVi/NomeDoRepositorio" text:style-name="Internet_20_link" text:visited-style-name="Visited_20_Internet_20_Link"><text:span text:style-name="T23">https://github.com/Ruan-codeVi/NomeDoRepositorio</text:span></text:a></text:p>
      <text:p text:style-name="P15">origin é nome que é dado pra representar o link passado, mas poderia ser qualquer nome para representar esse link.</text:p>
      <text:p text:style-name="P12"/>
      <text:p text:style-name="P13">*Comando git remote -v, ele mostra as lista de repositórios cadastrados.</text:p>
      <text:p text:style-name="P13"/>
      <text:p text:style-name="P15">2 Empurrando de fato o versionamento local <text:span text:style-name="T27">para o remoto, comando git push origin master</text:span></text:p>
      <text:p text:style-name="P16">Ele vai pedir o username:Ruan-codeVi e senha:Juanvitor93. <text:span text:style-name="T28">Pronto</text:span></text:p>
      <text:p text:style-name="P8"/>
      <text:p text:style-name="P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16:34:58.160022479</meta:creation-date>
    <dc:date>2021-03-02T22:02:51.057597576</dc:date>
    <meta:editing-duration>PT5H30M57S</meta:editing-duration>
    <meta:editing-cycles>38</meta:editing-cycles>
    <meta:generator>LibreOffice/7.0.3.1$Linux_X86_64 LibreOffice_project/00$Build-1</meta:generator>
    <meta:document-statistic meta:table-count="0" meta:image-count="0" meta:object-count="0" meta:page-count="1" meta:paragraph-count="21" meta:word-count="338" meta:character-count="2120" meta:non-whitespace-character-count="1683"/>
  </office:meta>
</office:document-meta>
</file>